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1pt"/>
    </style:style>
    <style:style style:name="co2" style:family="table-column">
      <style:table-column-properties fo:break-before="auto" style:column-width="132.6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24.6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52.41pt"/>
    </style:style>
    <style:style style:name="co9" style:family="table-column">
      <style:table-column-properties fo:break-before="auto" style:column-width="23.84pt"/>
    </style:style>
    <style:style style:name="co10" style:family="table-column">
      <style:table-column-properties fo:break-before="auto" style:column-width="89.66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.5pt"/>
    </style:style>
    <style:style style:name="co14" style:family="table-column">
      <style:table-column-properties fo:break-before="auto" style:column-width="85.69pt"/>
    </style:style>
    <style:style style:name="co15" style:family="table-column">
      <style:table-column-properties fo:break-before="auto" style:column-width="6.29pt"/>
    </style:style>
    <style:style style:name="co16" style:family="table-column">
      <style:table-column-properties fo:break-before="auto" style:column-width="69.05pt"/>
    </style:style>
    <style:style style:name="co17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125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 style:data-style-name="N12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order-bottom="none" fo:background-color="#d8d8d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7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order-bottom="0.74pt solid #000000" fo:background-color="#ffc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2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125">
      <style:table-cell-properties fo:background-color="#b6dd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ackground-color="#b6dd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134">
      <style:table-cell-properties fo:background-color="#b6dd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6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26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 style:data-style-name="N129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7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 style:data-style-name="N126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fo:background-color="#d8d8d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3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6">
      <style:table-cell-properties fo:background-color="#ccc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134">
      <style:table-cell-properties fo:background-color="#ccc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ccc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4" style:family="table-cell" style:parent-style-name="Default" style:data-style-name="N1013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13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number-columns-repeated="998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Example Cap Table for Convertible Note, Seed Round, and Series A Rounds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number-columns-repeated="4"/>
          <table:table-cell table:style-name="ce39"/>
          <table:table-cell table:style-name="ce24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 calcext:value-type="string">
            <text:p>Note Round</text:p>
          </table:table-cell>
          <table:table-cell table:style-name="ce24"/>
          <table:table-cell table:number-columns-repeated="2"/>
          <table:table-cell table:style-name="ce24" table:number-columns-repeated="4"/>
          <table:table-cell table:style-name="ce39"/>
          <table:table-cell table:style-name="ce24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Note Cap</text:p>
          </table:table-cell>
          <table:table-cell table:style-name="ce6" office:value-type="float" office:value="8000000" calcext:value-type="float">
            <text:p>$8,000,000 </text:p>
          </table:table-cell>
          <table:table-cell table:style-name="ce25"/>
          <table:table-cell table:style-name="ce39"/>
          <table:table-cell/>
          <table:table-cell table:style-name="ce24" table:number-columns-repeated="4"/>
          <table:table-cell table:style-name="ce39"/>
          <table:table-cell table:style-name="ce24"/>
          <table:table-cell table:style-name="ce5"/>
          <table:table-cell table:style-name="ce73"/>
          <table:table-cell table:style-name="ce39" table:number-columns-repeated="3"/>
          <table:table-cell table:style-name="ce24" table:number-columns-repeated="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Note Interest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26"/>
          <table:table-cell table:number-columns-repeated="2"/>
          <table:table-cell table:style-name="ce24" table:number-columns-repeated="4"/>
          <table:table-cell table:style-name="ce39"/>
          <table:table-cell table:style-name="ce24"/>
          <table:table-cell table:style-name="ce5"/>
          <table:table-cell table:style-name="ce72"/>
          <table:table-cell table:style-name="ce24" table:number-columns-repeated="5"/>
          <table:table-cell table:style-name="ce72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iscount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27"/>
          <table:table-cell table:number-columns-repeated="2"/>
          <table:table-cell table:style-name="ce24" table:number-columns-repeated="4"/>
          <table:table-cell table:style-name="ce39"/>
          <table:table-cell table:style-name="ce24"/>
          <table:table-cell table:style-name="ce5"/>
          <table:table-cell table:style-name="ce72"/>
          <table:table-cell table:style-name="ce24" table:number-columns-repeated="5"/>
          <table:table-cell table:style-name="ce72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8"/>
          <table:table-cell table:style-name="ce27"/>
          <table:table-cell/>
          <table:table-cell table:style-name="ce10" office:value-type="string" calcext:value-type="string">
            <text:p>Seed Equity Round</text:p>
          </table:table-cell>
          <table:table-cell table:style-name="ce24" table:number-columns-repeated="4"/>
          <table:table-cell table:style-name="ce39"/>
          <table:table-cell table:style-name="ce24"/>
          <table:table-cell table:style-name="ce5"/>
          <table:table-cell table:style-name="ce72"/>
          <table:table-cell table:style-name="ce24" table:number-columns-repeated="5"/>
          <table:table-cell table:style-name="ce72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quity Closing Date</text:p>
          </table:table-cell>
          <table:table-cell/>
          <table:table-cell table:style-name="ce24"/>
          <table:table-cell/>
          <table:table-cell table:style-name="ce41" office:value-type="date" office:date-value="2018-01-01" calcext:value-type="date">
            <text:p>1/1/2018</text:p>
          </table:table-cell>
          <table:table-cell table:style-name="ce27" table:number-columns-repeated="3"/>
          <table:table-cell table:style-name="ce24" table:number-columns-repeated="3"/>
          <table:table-cell table:style-name="ce5"/>
          <table:table-cell table:style-name="ce72"/>
          <table:table-cell table:style-name="ce24" table:number-columns-repeated="2"/>
          <table:table-cell table:style-name="ce5" office:value-type="string" calcext:value-type="string">
            <text:p>Series A Round</text:p>
          </table:table-cell>
          <table:table-cell table:style-name="ce24" table:number-columns-repeated="2"/>
          <table:table-cell table:style-name="ce72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quity Round Total Dollar Size</text:p>
          </table:table-cell>
          <table:table-cell table:style-name="ce9" table:number-columns-repeated="2"/>
          <table:table-cell table:style-name="ce5"/>
          <table:table-cell table:style-name="ce42" office:value-type="float" office:value="3500000" calcext:value-type="float">
            <text:p>$3,500,000 </text:p>
          </table:table-cell>
          <table:table-cell table:style-name="ce50" office:value-type="string" calcext:value-type="string">
            <text:p>(does not include prior cash raised by the Note)</text:p>
          </table:table-cell>
          <table:table-cell table:style-name="ce40" table:number-columns-repeated="2"/>
          <table:table-cell table:style-name="ce24" table:number-columns-repeated="3"/>
          <table:table-cell table:style-name="ce5"/>
          <table:table-cell table:style-name="ce72"/>
          <table:table-cell table:style-name="ce24" table:number-columns-repeated="2"/>
          <table:table-cell table:style-name="ce80" office:value-type="float" office:value="10000000" calcext:value-type="float">
            <text:p>$10,000,000 </text:p>
          </table:table-cell>
          <table:table-cell table:style-name="ce24" table:number-columns-repeated="2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Option Pool Expansion Prior to Closing</text:p>
          </table:table-cell>
          <table:table-cell/>
          <table:table-cell table:style-name="ce24"/>
          <table:table-cell table:style-name="ce5"/>
          <table:table-cell table:style-name="ce43" office:value-type="float" office:value="100000" calcext:value-type="float">
            <text:p>100,000 </text:p>
          </table:table-cell>
          <table:table-cell table:style-name="ce51" office:value-type="string" office:string-value="resulting in post-money pool" calcext:value-type="string">
            <text:p><text:s/>resulting in post-money pool </text:p>
          </table:table-cell>
          <table:table-cell table:style-name="ce9" table:number-columns-repeated="2"/>
          <table:table-cell table:style-name="ce62" table:formula="of:=+[.M47]" office:value-type="percentage" office:value="0.1042628926" calcext:value-type="percentage">
            <text:p>10%</text:p>
          </table:table-cell>
          <table:table-cell table:style-name="ce24" table:number-columns-repeated="2"/>
          <table:table-cell table:style-name="ce59"/>
          <table:table-cell table:style-name="ce72"/>
          <table:table-cell table:style-name="ce24" table:number-columns-repeated="2"/>
          <table:table-cell table:style-name="ce81" office:value-type="float" office:value="40000" calcext:value-type="float">
            <text:p>40,000 </text:p>
          </table:table-cell>
          <table:table-cell table:style-name="ce83" office:value-type="string" calcext:value-type="string">
            <text:p><text:s text:c="2"/>resulting in post-money</text:p>
          </table:table-cell>
          <table:table-cell table:style-name="ce24"/>
          <table:table-cell table:style-name="ce62" table:formula="of:=+[.T47]" office:value-type="percentage" office:value="0.102133153" calcext:value-type="percentage">
            <text:p>10%</text:p>
          </table:table-cell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quity Pre-Money Valuation with Pool</text:p>
          </table:table-cell>
          <table:table-cell table:style-name="ce9" table:number-columns-repeated="2"/>
          <table:table-cell table:style-name="ce5"/>
          <table:table-cell table:style-name="ce42" office:value-type="float" office:value="12000000" calcext:value-type="float">
            <text:p>$12,000,000 </text:p>
          </table:table-cell>
          <table:table-cell table:style-name="ce40" table:number-columns-repeated="4"/>
          <table:table-cell table:style-name="ce24" table:number-columns-repeated="2"/>
          <table:table-cell table:style-name="ce5"/>
          <table:table-cell table:style-name="ce72"/>
          <table:table-cell table:style-name="ce24" table:number-columns-repeated="2"/>
          <table:table-cell table:style-name="ce80" office:value-type="float" office:value="50000000" calcext:value-type="float">
            <text:p>$50,000,000 </text:p>
          </table:table-cell>
          <table:table-cell table:style-name="ce24" table:number-columns-repeated="2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quity Purchase Price</text:p>
          </table:table-cell>
          <table:table-cell/>
          <table:table-cell table:style-name="ce24"/>
          <table:table-cell table:style-name="ce5"/>
          <table:table-cell/>
          <table:table-cell table:style-name="ce24" table:number-columns-repeated="4"/>
          <table:table-cell table:style-name="ce52" table:formula="of:=[.F11]/([.F10]+[.C49])" office:value-type="float" office:value="8.275862069" calcext:value-type="float">
            <text:p>$8.28 </text:p>
          </table:table-cell>
          <table:table-cell table:style-name="ce24"/>
          <table:table-cell table:style-name="ce5"/>
          <table:table-cell table:style-name="ce72"/>
          <table:table-cell table:style-name="ce24" table:number-columns-repeated="3"/>
          <table:table-cell table:style-name="ce52" table:formula="of:=+[.Q11]/([.Q10]+[.L49])" office:value-type="float" office:value="25.53328826" calcext:value-type="float">
            <text:p>$25.53 </text:p>
          </table:table-cell>
          <table:table-cell table:style-name="ce24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<text:s text:c="2"/>(a) Calculate discount</text:p>
          </table:table-cell>
          <table:table-cell table:style-name="ce2" table:number-columns-repeated="3"/>
          <table:table-cell table:style-name="ce44" table:formula="of:=+[.K12]*(1-[.C6])" office:value-type="float" office:value="8.275862069" calcext:value-type="float">
            <text:p>$8.28 </text:p>
          </table:table-cell>
          <table:table-cell/>
          <table:table-cell table:style-name="ce58" table:number-columns-repeated="3"/>
          <table:table-cell table:style-name="ce24" table:number-columns-repeated="2"/>
          <table:table-cell table:style-name="ce5"/>
          <table:table-cell table:style-name="ce72"/>
          <table:table-cell table:style-name="ce24" table:number-columns-repeated="5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<text:s text:c="2"/>(b) Calculate cap per pre-closing share</text:p>
          </table:table-cell>
          <table:table-cell table:style-name="ce2" table:number-columns-repeated="3"/>
          <table:table-cell table:style-name="ce44" table:formula="of:=+[.C4]/([.C49]+[.F10])" office:value-type="float" office:value="5.517241379" calcext:value-type="float">
            <text:p>$5.52 </text:p>
          </table:table-cell>
          <table:table-cell/>
          <table:table-cell table:style-name="ce58" table:number-columns-repeated="3"/>
          <table:table-cell table:style-name="ce24" table:number-columns-repeated="2"/>
          <table:table-cell table:style-name="ce5"/>
          <table:table-cell table:style-name="ce72"/>
          <table:table-cell table:style-name="ce24" table:number-columns-repeated="5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Note Conversion Price (lesser a or b)</text:p>
          </table:table-cell>
          <table:table-cell/>
          <table:table-cell table:style-name="ce24"/>
          <table:table-cell table:style-name="ce5"/>
          <table:table-cell/>
          <table:table-cell table:style-name="ce52" table:formula="of:=MIN([.F13:.F14])" office:value-type="float" office:value="5.517241379" calcext:value-type="float">
            <text:p>$5.52 </text:p>
          </table:table-cell>
          <table:table-cell table:style-name="ce24" table:number-columns-repeated="5"/>
          <table:table-cell table:style-name="ce5"/>
          <table:table-cell table:style-name="ce72"/>
          <table:table-cell table:style-name="ce24" table:number-columns-repeated="5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10"/>
          <table:table-cell table:style-name="ce24"/>
          <table:table-cell table:style-name="ce5"/>
          <table:table-cell/>
          <table:table-cell table:style-name="ce53"/>
          <table:table-cell table:style-name="ce24" table:number-columns-repeated="5"/>
          <table:table-cell table:style-name="ce5"/>
          <table:table-cell table:style-name="ce72"/>
          <table:table-cell table:style-name="ce24" table:number-columns-repeated="5"/>
          <table:table-cell table:style-name="ce87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Year 1 Note Round</text:p>
          </table:table-cell>
          <table:covered-table-cell table:style-name="ce28"/>
          <table:table-cell table:style-name="ce5"/>
          <table:table-cell table:style-name="ce45" office:value-type="string" calcext:value-type="string" table:number-columns-spanned="10" table:number-rows-spanned="1">
            <text:p>Year 2 Note Conversion and Seed Equity Round</text:p>
          </table:table-cell>
          <table:covered-table-cell table:number-columns-repeated="8" table:style-name="ce54"/>
          <table:covered-table-cell table:style-name="ce28"/>
          <table:table-cell table:style-name="ce24"/>
          <table:table-cell table:style-name="ce82" office:value-type="string" calcext:value-type="string" table:number-columns-spanned="6" table:number-rows-spanned="1">
            <text:p>Year 3 Series A Round</text:p>
          </table:table-cell>
          <table:covered-table-cell table:number-columns-repeated="4" table:style-name="ce54"/>
          <table:covered-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Cap Table with Note</text:p>
          </table:table-cell>
          <table:covered-table-cell table:style-name="ce29"/>
          <table:table-cell table:style-name="ce5"/>
          <table:table-cell table:style-name="ce46" office:value-type="string" calcext:value-type="string" table:number-columns-spanned="3" table:number-rows-spanned="1">
            <text:p>Pre-Closing Cap Table</text:p>
          </table:table-cell>
          <table:covered-table-cell table:number-columns-repeated="2" table:style-name="ce55"/>
          <table:table-cell table:style-name="ce5"/>
          <table:table-cell table:style-name="ce64" office:value-type="string" calcext:value-type="string" table:number-columns-spanned="6" table:number-rows-spanned="1">
            <text:p>Post-Closing Cap Table</text:p>
          </table:table-cell>
          <table:covered-table-cell table:number-columns-repeated="4" table:style-name="ce55"/>
          <table:covered-table-cell table:style-name="ce29"/>
          <table:table-cell table:style-name="ce24"/>
          <table:table-cell table:style-name="ce12" office:value-type="string" calcext:value-type="string" table:number-columns-spanned="6" table:number-rows-spanned="1">
            <text:p>Post-Closing Cap Table</text:p>
          </table:table-cell>
          <table:covered-table-cell table:number-columns-repeated="4" table:style-name="ce55"/>
          <table:covered-table-cell table:style-name="ce29"/>
          <table:table-cell table:number-columns-repeated="1002"/>
        </table:table-row>
        <table:table-row table:style-name="ro1">
          <table:table-cell table:number-columns-repeated="2"/>
          <table:table-cell table:style-name="ce13"/>
          <table:table-cell table:style-name="ce30"/>
          <table:table-cell table:style-name="ce5"/>
          <table:table-cell table:style-name="ce15"/>
          <table:table-cell table:style-name="ce5" office:value-type="string" calcext:value-type="string">
            <text:p>Note</text:p>
          </table:table-cell>
          <table:table-cell table:style-name="ce24" table:number-columns-repeated="2"/>
          <table:table-cell table:style-name="ce65" table:formula="of:=+[.F8]" office:value-type="date" office:date-value="2018-01-01" calcext:value-type="date">
            <text:p>1/1/2018</text:p>
          </table:table-cell>
          <table:table-cell table:style-name="ce5" office:value-type="string" calcext:value-type="string">
            <text:p>Seed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72"/>
          <table:table-cell table:style-name="ce31" office:value-type="string" calcext:value-type="string">
            <text:p>Post-Money</text:p>
          </table:table-cell>
          <table:table-cell table:style-name="ce24"/>
          <table:table-cell table:style-name="ce13"/>
          <table:table-cell table:style-name="ce5" office:value-type="string" calcext:value-type="string">
            <text:p>Series A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72"/>
          <table:table-cell table:style-name="ce31" office:value-type="string" calcext:value-type="string">
            <text:p>Post-Mone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4" office:value-type="string" calcext:value-type="string">
            <text:p>Cash Received</text:p>
          </table:table-cell>
          <table:table-cell table:style-name="ce31" office:value-type="string" calcext:value-type="string">
            <text:p>Date</text:p>
          </table:table-cell>
          <table:table-cell table:style-name="ce5"/>
          <table:table-cell table:style-name="ce14" office:value-type="string" calcext:value-type="string">
            <text:p>Note + Interest</text:p>
          </table:table-cell>
          <table:table-cell table:style-name="ce5" office:value-type="string" calcext:value-type="string">
            <text:p>Shares</text:p>
          </table:table-cell>
          <table:table-cell table:style-name="ce5" office:value-type="string" calcext:value-type="string">
            <text:p>FD %</text:p>
          </table:table-cell>
          <table:table-cell table:style-name="ce5"/>
          <table:table-cell table:style-name="ce5" office:value-type="string" calcext:value-type="string">
            <text:p>Equity Purchase</text:p>
          </table:table-cell>
          <table:table-cell table:number-columns-repeated="2" table:style-name="ce5" office:value-type="string" calcext:value-type="string">
            <text:p>Shares</text:p>
          </table:table-cell>
          <table:table-cell table:style-name="ce5" office:value-type="string" calcext:value-type="string">
            <text:p>FD %</text:p>
          </table:table-cell>
          <table:table-cell table:style-name="ce72"/>
          <table:table-cell table:style-name="ce31" office:value-type="string" calcext:value-type="string">
            <text:p>Valuation</text:p>
          </table:table-cell>
          <table:table-cell table:style-name="ce24"/>
          <table:table-cell table:style-name="ce14" office:value-type="string" calcext:value-type="string">
            <text:p>Equity Purchase</text:p>
          </table:table-cell>
          <table:table-cell table:number-columns-repeated="2" table:style-name="ce5" office:value-type="string" calcext:value-type="string">
            <text:p>Shares</text:p>
          </table:table-cell>
          <table:table-cell table:style-name="ce5" office:value-type="string" calcext:value-type="string">
            <text:p>FD %</text:p>
          </table:table-cell>
          <table:table-cell table:style-name="ce72"/>
          <table:table-cell table:style-name="ce31" office:value-type="string" calcext:value-type="string">
            <text:p>Valu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24"/>
          <table:table-cell table:style-name="ce59" table:number-columns-repeated="2"/>
          <table:table-cell table:style-name="ce24" table:number-columns-repeated="3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Note Investors</text:p>
          </table:table-cell>
          <table:table-cell table:style-name="ce16" office:value-type="string" calcext:value-type="string">
            <text:p>Cash invested in the Note</text:p>
          </table:table-cell>
          <table:table-cell table:style-name="ce32"/>
          <table:table-cell/>
          <table:table-cell table:style-name="ce15"/>
          <table:table-cell table:style-name="ce24"/>
          <table:table-cell table:style-name="ce59" table:number-columns-repeated="2"/>
          <table:table-cell table:style-name="ce66" office:value-type="string" calcext:value-type="string">
            <text:p>fresh cash invested in Seed round:</text:p>
          </table:table-cell>
          <table:table-cell table:style-name="ce24" table:number-columns-repeated="2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4"/>
          <table:table-cell table:style-name="ce3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Note Investor 1</text:p>
          </table:table-cell>
          <table:table-cell table:style-name="ce17" office:value-type="float" office:value="25000" calcext:value-type="float">
            <text:p>$25,000 </text:p>
          </table:table-cell>
          <table:table-cell table:style-name="ce33" office:value-type="date" office:date-value="2017-01-01" calcext:value-type="date">
            <text:p>1/1/2017</text:p>
          </table:table-cell>
          <table:table-cell table:style-name="ce40"/>
          <table:table-cell table:style-name="ce47" table:formula="of:=+[.C23]*(1+[.$C$5])^(([.$F$8]-[.D23])/365)" office:value-type="float" office:value="25000" calcext:value-type="float">
            <text:p>$25,000 </text:p>
          </table:table-cell>
          <table:table-cell table:style-name="ce9" table:formula="of:=+ROUND([.F23]/[.$G$15]-0.5;0)" office:value-type="float" office:value="4531" calcext:value-type="float">
            <text:p><text:s/>4,531 </text:p>
          </table:table-cell>
          <table:table-cell table:style-name="ce8" table:formula="of:=+[.G23]/[.$G$49]" office:value-type="percentage" office:value="0.00303013888080807" calcext:value-type="percentage">
            <text:p>0%</text:p>
          </table:table-cell>
          <table:table-cell table:style-name="ce62"/>
          <table:table-cell table:style-name="ce67" office:value-type="float" office:value="10000" calcext:value-type="float">
            <text:p>$10,000 </text:p>
          </table:table-cell>
          <table:table-cell table:style-name="ce9" table:formula="of:=+ROUND([.J23]/[.$K$12];0)" office:value-type="float" office:value="1208" calcext:value-type="float">
            <text:p><text:s/>1,208 </text:p>
          </table:table-cell>
          <table:table-cell table:style-name="ce9" table:formula="of:=+[.K23]+[.G23]" office:value-type="float" office:value="5739" calcext:value-type="float">
            <text:p><text:s/>5,739 </text:p>
          </table:table-cell>
          <table:table-cell table:style-name="ce8" table:formula="of:=+[.L23]/[.$L$49]" office:value-type="percentage" office:value="0.00299182370396011" calcext:value-type="percentage">
            <text:p>0%</text:p>
          </table:table-cell>
          <table:table-cell table:style-name="ce74"/>
          <table:table-cell table:style-name="ce77" table:formula="of:=+[.L23]*[.$K$12]" office:value-type="float" office:value="47495.172413991" calcext:value-type="float">
            <text:p><text:s/>$47,495 </text:p>
          </table:table-cell>
          <table:table-cell table:style-name="ce24"/>
          <table:table-cell table:style-name="ce17" table:formula="of:=+[.L23]/([.$L$49]+[.$Q$10])*[.$Q$9]" office:value-type="float" office:value="29307.1082631849" calcext:value-type="float">
            <text:p>$29,307 </text:p>
          </table:table-cell>
          <table:table-cell table:style-name="ce9" table:formula="of:=[.Q23]/[.$R$12]" office:value-type="float" office:value="1147.79999993565" calcext:value-type="float">
            <text:p><text:s/>1,148 </text:p>
          </table:table-cell>
          <table:table-cell table:style-name="ce9" table:formula="of:=+[.R23]+[.L23]" office:value-type="float" office:value="6886.79999993565" calcext:value-type="float">
            <text:p><text:s/>6,887 </text:p>
          </table:table-cell>
          <table:table-cell table:style-name="ce8" table:formula="of:=+[.S23]/[.S$49]" office:value-type="percentage" office:value="0.0029307108262911" calcext:value-type="percentage">
            <text:p>0%</text:p>
          </table:table-cell>
          <table:table-cell table:style-name="ce24"/>
          <table:table-cell table:style-name="ce77" table:formula="of:=+[.S23]*[.$R$12]" office:value-type="float" office:value="175842.649587325" calcext:value-type="float">
            <text:p><text:s/>$175,843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Note Investor 2</text:p>
          </table:table-cell>
          <table:table-cell table:style-name="ce17" office:value-type="float" office:value="75000" calcext:value-type="float">
            <text:p>$75,000 </text:p>
          </table:table-cell>
          <table:table-cell table:style-name="ce33" office:value-type="date" office:date-value="2017-02-01" calcext:value-type="date">
            <text:p>2/1/2017</text:p>
          </table:table-cell>
          <table:table-cell table:style-name="ce40"/>
          <table:table-cell table:style-name="ce47" table:formula="of:=+[.C24]*(1+[.$C$5])^(([.$F$8]-[.D24])/365)" office:value-type="float" office:value="75000" calcext:value-type="float">
            <text:p>$75,000 </text:p>
          </table:table-cell>
          <table:table-cell table:style-name="ce9" table:formula="of:=+ROUND([.F24]/[.$G$15]-0.5;0)" office:value-type="float" office:value="13593" calcext:value-type="float">
            <text:p><text:s/>13,593 </text:p>
          </table:table-cell>
          <table:table-cell table:style-name="ce8" table:formula="of:=+[.G24]/[.$G$49]" office:value-type="percentage" office:value="0.00909041664242422" calcext:value-type="percentage">
            <text:p>1%</text:p>
          </table:table-cell>
          <table:table-cell table:style-name="ce62"/>
          <table:table-cell table:style-name="ce67" office:value-type="float" office:value="20000" calcext:value-type="float">
            <text:p>$20,000 </text:p>
          </table:table-cell>
          <table:table-cell table:style-name="ce9" table:formula="of:=+ROUND([.J24]/[.$K$12];0)" office:value-type="float" office:value="2417" calcext:value-type="float">
            <text:p><text:s/>2,417 </text:p>
          </table:table-cell>
          <table:table-cell table:style-name="ce9" table:formula="of:=+[.K24]+[.G24]" office:value-type="float" office:value="16010" calcext:value-type="float">
            <text:p><text:s/>16,010 </text:p>
          </table:table-cell>
          <table:table-cell table:style-name="ce8" table:formula="of:=+[.L24]/[.$L$49]" office:value-type="percentage" office:value="0.00834624455487043" calcext:value-type="percentage">
            <text:p>1%</text:p>
          </table:table-cell>
          <table:table-cell table:style-name="ce74"/>
          <table:table-cell table:style-name="ce77" table:formula="of:=+[.L24]*[.$K$12]" office:value-type="float" office:value="132496.55172469" calcext:value-type="float">
            <text:p><text:s/>$132,497 </text:p>
          </table:table-cell>
          <table:table-cell table:style-name="ce24"/>
          <table:table-cell table:style-name="ce17" table:formula="of:=+[.L24]/([.$L$49]+[.$Q$10])*[.$Q$9]" office:value-type="float" office:value="81757.5890039362" calcext:value-type="float">
            <text:p>$81,758 </text:p>
          </table:table-cell>
          <table:table-cell table:style-name="ce9" table:formula="of:=[.Q24]/[.$R$12]" office:value-type="float" office:value="3201.99999982048" calcext:value-type="float">
            <text:p><text:s/>3,202 </text:p>
          </table:table-cell>
          <table:table-cell table:style-name="ce9" table:formula="of:=+[.R24]+[.L24]" office:value-type="float" office:value="19211.9999998205" calcext:value-type="float">
            <text:p><text:s/>19,212 </text:p>
          </table:table-cell>
          <table:table-cell table:style-name="ce8" table:formula="of:=+[.S24]/[.S$49]" office:value-type="percentage" office:value="0.00817575890031722" calcext:value-type="percentage">
            <text:p>1%</text:p>
          </table:table-cell>
          <table:table-cell table:style-name="ce24"/>
          <table:table-cell table:style-name="ce77" table:formula="of:=+[.S24]*[.$R$12]" office:value-type="float" office:value="490545.534046536" calcext:value-type="float">
            <text:p><text:s/>$490,546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Note Investor 3</text:p>
          </table:table-cell>
          <table:table-cell table:style-name="ce18" office:value-type="float" office:value="150000" calcext:value-type="float">
            <text:p>$150,000 </text:p>
          </table:table-cell>
          <table:table-cell table:style-name="ce33" office:value-type="date" office:date-value="2017-03-01" calcext:value-type="date">
            <text:p>3/1/2017</text:p>
          </table:table-cell>
          <table:table-cell table:style-name="ce40"/>
          <table:table-cell table:style-name="ce48" table:formula="of:=+[.C25]*(1+[.$C$5])^(([.$F$8]-[.D25])/365)" office:value-type="float" office:value="150000" calcext:value-type="float">
            <text:p>$150,000 </text:p>
          </table:table-cell>
          <table:table-cell table:style-name="ce56" table:formula="of:=+ROUND([.F25]/[.$G$15]-0.5;0)" office:value-type="float" office:value="27187" calcext:value-type="float">
            <text:p><text:s/>27,187 </text:p>
          </table:table-cell>
          <table:table-cell table:style-name="ce60" table:formula="of:=+[.G25]/[.$G$49]" office:value-type="percentage" office:value="0.0181815020420501" calcext:value-type="percentage">
            <text:p>2%</text:p>
          </table:table-cell>
          <table:table-cell table:style-name="ce63"/>
          <table:table-cell table:style-name="ce67" office:value-type="float" office:value="50000" calcext:value-type="float">
            <text:p>$50,000 </text:p>
          </table:table-cell>
          <table:table-cell table:style-name="ce56" table:formula="of:=+ROUND([.J25]/[.$K$12];0)" office:value-type="float" office:value="6042" calcext:value-type="float">
            <text:p><text:s/>6,042 </text:p>
          </table:table-cell>
          <table:table-cell table:style-name="ce56" table:formula="of:=+[.K25]+[.G25]" office:value-type="float" office:value="33229" calcext:value-type="float">
            <text:p><text:s/>33,229 </text:p>
          </table:table-cell>
          <table:table-cell table:style-name="ce60" table:formula="of:=+[.L25]/[.$L$49]" office:value-type="percentage" office:value="0.0173227582956771" calcext:value-type="percentage">
            <text:p>2%</text:p>
          </table:table-cell>
          <table:table-cell table:style-name="ce75"/>
          <table:table-cell table:style-name="ce78" table:formula="of:=+[.L25]*[.$K$12]" office:value-type="float" office:value="274998.620690801" calcext:value-type="float">
            <text:p><text:s/>$274,999 </text:p>
          </table:table-cell>
          <table:table-cell table:style-name="ce24"/>
          <table:table-cell table:style-name="ce17" table:formula="of:=+[.L25]/([.$L$49]+[.$Q$10])*[.$Q$9]" office:value-type="float" office:value="169689.127108794" calcext:value-type="float">
            <text:p>$169,689 </text:p>
          </table:table-cell>
          <table:table-cell table:style-name="ce56" table:formula="of:=[.Q25]/[.$R$12]" office:value-type="float" office:value="6645.7999996274" calcext:value-type="float">
            <text:p><text:s/>6,646 </text:p>
          </table:table-cell>
          <table:table-cell table:style-name="ce56" table:formula="of:=+[.R25]+[.L25]" office:value-type="float" office:value="39874.7999996274" calcext:value-type="float">
            <text:p><text:s/>39,875 </text:p>
          </table:table-cell>
          <table:table-cell table:style-name="ce60" table:formula="of:=+[.S25]/[.S$49]" office:value-type="percentage" office:value="0.0169689127107209" calcext:value-type="percentage">
            <text:p>2%</text:p>
          </table:table-cell>
          <table:table-cell table:style-name="ce24"/>
          <table:table-cell table:style-name="ce78" table:formula="of:=+[.S25]*[.$R$12]" office:value-type="float" office:value="1018134.76270033" calcext:value-type="float">
            <text:p><text:s/>$1,018,135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table:formula="of:=SUM([.C23:.C25])" office:value-type="float" office:value="250000" calcext:value-type="float">
            <text:p>$250,000 </text:p>
          </table:table-cell>
          <table:table-cell table:style-name="ce34"/>
          <table:table-cell table:style-name="ce40"/>
          <table:table-cell table:style-name="ce47" table:formula="of:=SUM([.F23:.F25])" office:value-type="float" office:value="250000" calcext:value-type="float">
            <text:p>$250,000 </text:p>
          </table:table-cell>
          <table:table-cell table:style-name="ce9" table:formula="of:=SUM([.G23:.G25])" office:value-type="float" office:value="45311" calcext:value-type="float">
            <text:p><text:s/>45,311 </text:p>
          </table:table-cell>
          <table:table-cell table:style-name="ce8" table:formula="of:=SUM([.H23:.H25])" office:value-type="percentage" office:value="0.0303020575652824" calcext:value-type="percentage">
            <text:p>3%</text:p>
          </table:table-cell>
          <table:table-cell table:style-name="ce62"/>
          <table:table-cell table:style-name="ce68" table:formula="of:=SUM([.J23:.J25])" office:value-type="float" office:value="80000" calcext:value-type="float">
            <text:p>$80,000 </text:p>
          </table:table-cell>
          <table:table-cell table:style-name="ce9" table:formula="of:=SUM([.K23:.K25])" office:value-type="float" office:value="9667" calcext:value-type="float">
            <text:p><text:s/>9,667 </text:p>
          </table:table-cell>
          <table:table-cell table:style-name="ce9" table:formula="of:=SUM([.L23:.L25])" office:value-type="float" office:value="54978" calcext:value-type="float">
            <text:p><text:s/>54,978 </text:p>
          </table:table-cell>
          <table:table-cell table:style-name="ce8" table:formula="of:=+[.L26]/[.$L$49]" office:value-type="percentage" office:value="0.0286608265545076" calcext:value-type="percentage">
            <text:p>3%</text:p>
          </table:table-cell>
          <table:table-cell table:style-name="ce74"/>
          <table:table-cell table:style-name="ce77" table:formula="of:=+SUM([.O23:.O25])" office:value-type="float" office:value="454990.3448" calcext:value-type="float">
            <text:p><text:s/>$454,990 </text:p>
          </table:table-cell>
          <table:table-cell table:style-name="ce24"/>
          <table:table-cell table:style-name="ce47" table:formula="of:=SUM([.Q23:.Q25])" office:value-type="float" office:value="280753.8244" calcext:value-type="float">
            <text:p>$280,754 </text:p>
          </table:table-cell>
          <table:table-cell table:style-name="ce9" table:formula="of:=[.Q26]/[.$R$12]" office:value-type="float" office:value="10995.6000003268" calcext:value-type="float">
            <text:p><text:s/>10,996 </text:p>
          </table:table-cell>
          <table:table-cell table:style-name="ce9" table:formula="of:=SUM([.S23:.S25])" office:value-type="float" office:value="65973.6" calcext:value-type="float">
            <text:p><text:s/>65,974 </text:p>
          </table:table-cell>
          <table:table-cell table:style-name="ce8" table:formula="of:=+[.S26]/[.S$49]" office:value-type="percentage" office:value="0.0280753824375915" calcext:value-type="percentage">
            <text:p>3%</text:p>
          </table:table-cell>
          <table:table-cell table:style-name="ce74"/>
          <table:table-cell table:style-name="ce77" table:formula="of:=+SUM([.V23:.V25])" office:value-type="float" office:value="1684522.946" calcext:value-type="float">
            <text:p><text:s/>$1,684,523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24" table:number-columns-repeated="6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Seed Equity Investors</text:p>
          </table:table-cell>
          <table:table-cell table:style-name="ce15"/>
          <table:table-cell table:style-name="ce32"/>
          <table:table-cell/>
          <table:table-cell table:style-name="ce14"/>
          <table:table-cell table:style-name="ce5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Seed Investor 1</text:p>
          </table:table-cell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69" table:formula="of:=+([.$F$9]-[.$J$26])/3" office:value-type="float" office:value="1140000" calcext:value-type="float">
            <text:p>$1,140,000 </text:p>
          </table:table-cell>
          <table:table-cell table:style-name="ce9" table:formula="of:=+ROUND([.J29]/[.$K$12]-0.5;0)" office:value-type="float" office:value="137749" calcext:value-type="float">
            <text:p><text:s/>137,749 </text:p>
          </table:table-cell>
          <table:table-cell table:style-name="ce9" table:formula="of:=+[.K29]" office:value-type="float" office:value="137749" calcext:value-type="float">
            <text:p><text:s/>137,749 </text:p>
          </table:table-cell>
          <table:table-cell table:style-name="ce8" table:formula="of:=+[.L29]/[.$L$49]" office:value-type="percentage" office:value="0.0718105459830635" calcext:value-type="percentage">
            <text:p>7%</text:p>
          </table:table-cell>
          <table:table-cell table:style-name="ce74"/>
          <table:table-cell table:style-name="ce77" table:formula="of:=+[.L29]*[.$K$12]" office:value-type="float" office:value="1139991.72414268" calcext:value-type="float">
            <text:p><text:s/>$1,139,992 </text:p>
          </table:table-cell>
          <table:table-cell table:style-name="ce24"/>
          <table:table-cell table:style-name="ce17" table:formula="of:=+[.L29]/([.$L$49]+[.$Q$10])*[.$Q$9]" office:value-type="float" office:value="703436.984865909" calcext:value-type="float">
            <text:p>$703,437 </text:p>
          </table:table-cell>
          <table:table-cell table:style-name="ce9" table:formula="of:=[.Q29]/[.$R$12]" office:value-type="float" office:value="27549.7999984554" calcext:value-type="float">
            <text:p><text:s/>27,550 </text:p>
          </table:table-cell>
          <table:table-cell table:style-name="ce9" table:formula="of:=+[.R29]+[.L29]" office:value-type="float" office:value="165298.799998455" calcext:value-type="float">
            <text:p><text:s/>165,299 </text:p>
          </table:table-cell>
          <table:table-cell table:style-name="ce8" table:formula="of:=+[.S29]/[.S$49]" office:value-type="percentage" office:value="0.0703436984859336" calcext:value-type="percentage">
            <text:p>7%</text:p>
          </table:table-cell>
          <table:table-cell table:style-name="ce24"/>
          <table:table-cell table:style-name="ce77" table:formula="of:=+[.S29]*[.$R$12]" office:value-type="float" office:value="4220621.90939265" calcext:value-type="float">
            <text:p><text:s/>$4,220,622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Seed Investor 2</text:p>
          </table:table-cell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69" table:formula="of:=+([.$F$9]-[.$J$26])/3" office:value-type="float" office:value="1140000" calcext:value-type="float">
            <text:p>$1,140,000 </text:p>
          </table:table-cell>
          <table:table-cell table:style-name="ce9" table:formula="of:=+ROUND([.J30]/[.$K$12]-0.5;0)" office:value-type="float" office:value="137749" calcext:value-type="float">
            <text:p><text:s/>137,749 </text:p>
          </table:table-cell>
          <table:table-cell table:style-name="ce9" table:formula="of:=+[.K30]" office:value-type="float" office:value="137749" calcext:value-type="float">
            <text:p><text:s/>137,749 </text:p>
          </table:table-cell>
          <table:table-cell table:style-name="ce8" table:formula="of:=+[.L30]/[.$L$49]" office:value-type="percentage" office:value="0.0718105459830635" calcext:value-type="percentage">
            <text:p>7%</text:p>
          </table:table-cell>
          <table:table-cell table:style-name="ce74"/>
          <table:table-cell table:style-name="ce77" table:formula="of:=+[.L30]*[.$K$12]" office:value-type="float" office:value="1139991.72414268" calcext:value-type="float">
            <text:p><text:s/>$1,139,992 </text:p>
          </table:table-cell>
          <table:table-cell table:style-name="ce24"/>
          <table:table-cell table:style-name="ce17" table:formula="of:=+[.L30]/([.$L$49]+[.$Q$10])*[.$Q$9]" office:value-type="float" office:value="703436.984865909" calcext:value-type="float">
            <text:p>$703,437 </text:p>
          </table:table-cell>
          <table:table-cell table:style-name="ce9" table:formula="of:=[.Q30]/[.$R$12]" office:value-type="float" office:value="27549.7999984554" calcext:value-type="float">
            <text:p><text:s/>27,550 </text:p>
          </table:table-cell>
          <table:table-cell table:style-name="ce9" table:formula="of:=+[.R30]+[.L30]" office:value-type="float" office:value="165298.799998455" calcext:value-type="float">
            <text:p><text:s/>165,299 </text:p>
          </table:table-cell>
          <table:table-cell table:style-name="ce8" table:formula="of:=+[.S30]/[.S$49]" office:value-type="percentage" office:value="0.0703436984859336" calcext:value-type="percentage">
            <text:p>7%</text:p>
          </table:table-cell>
          <table:table-cell table:style-name="ce24"/>
          <table:table-cell table:style-name="ce77" table:formula="of:=+[.S30]*[.$R$12]" office:value-type="float" office:value="4220621.90939265" calcext:value-type="float">
            <text:p><text:s/>$4,220,622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Seed Investor 3</text:p>
          </table:table-cell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69" table:formula="of:=[.F9]-SUM([.J26:.J30])" office:value-type="float" office:value="1140000" calcext:value-type="float">
            <text:p>$1,140,000 </text:p>
          </table:table-cell>
          <table:table-cell table:style-name="ce56" table:formula="of:=+ROUND([.J31]/[.$K$12]-0.5;0)" office:value-type="float" office:value="137749" calcext:value-type="float">
            <text:p><text:s/>137,749 </text:p>
          </table:table-cell>
          <table:table-cell table:style-name="ce56" table:formula="of:=+[.K31]" office:value-type="float" office:value="137749" calcext:value-type="float">
            <text:p><text:s/>137,749 </text:p>
          </table:table-cell>
          <table:table-cell table:style-name="ce60" table:formula="of:=+[.L31]/[.$L$49]" office:value-type="percentage" office:value="0.0718105459830635" calcext:value-type="percentage">
            <text:p>7%</text:p>
          </table:table-cell>
          <table:table-cell table:style-name="ce75"/>
          <table:table-cell table:style-name="ce78" table:formula="of:=+[.L31]*[.$K$12]" office:value-type="float" office:value="1139991.72414268" calcext:value-type="float">
            <text:p><text:s/>$1,139,992 </text:p>
          </table:table-cell>
          <table:table-cell table:style-name="ce24"/>
          <table:table-cell table:style-name="ce17" table:formula="of:=+[.L31]/([.$L$49]+[.$Q$10])*[.$Q$9]" office:value-type="float" office:value="703436.984865909" calcext:value-type="float">
            <text:p>$703,437 </text:p>
          </table:table-cell>
          <table:table-cell table:style-name="ce56" table:formula="of:=[.Q31]/[.$R$12]" office:value-type="float" office:value="27549.7999984554" calcext:value-type="float">
            <text:p><text:s/>27,550 </text:p>
          </table:table-cell>
          <table:table-cell table:style-name="ce56" table:formula="of:=+[.R31]+[.L31]" office:value-type="float" office:value="165298.799998455" calcext:value-type="float">
            <text:p><text:s/>165,299 </text:p>
          </table:table-cell>
          <table:table-cell table:style-name="ce60" table:formula="of:=+[.S31]/[.S$49]" office:value-type="percentage" office:value="0.0703436984859336" calcext:value-type="percentage">
            <text:p>7%</text:p>
          </table:table-cell>
          <table:table-cell table:style-name="ce24"/>
          <table:table-cell table:style-name="ce78" table:formula="of:=+[.S31]*[.$R$12]" office:value-type="float" office:value="4220621.90939265" calcext:value-type="float">
            <text:p><text:s/>$4,220,622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40" table:formula="of:=SUM([.J29:.J31])" office:value-type="float" office:value="3420000" calcext:value-type="float">
            <text:p>$3,420,000 </text:p>
          </table:table-cell>
          <table:table-cell table:style-name="ce9" table:formula="of:=SUM([.K29:.K31])" office:value-type="float" office:value="413247" calcext:value-type="float">
            <text:p><text:s/>413,247 </text:p>
          </table:table-cell>
          <table:table-cell table:style-name="ce9" table:formula="of:=SUM([.L29:.L31])" office:value-type="float" office:value="413247" calcext:value-type="float">
            <text:p><text:s/>413,247 </text:p>
          </table:table-cell>
          <table:table-cell table:style-name="ce8" table:formula="of:=+[.L32]/[.$L$49]" office:value-type="percentage" office:value="0.215431637949191" calcext:value-type="percentage">
            <text:p>22%</text:p>
          </table:table-cell>
          <table:table-cell table:style-name="ce74"/>
          <table:table-cell table:style-name="ce77" table:formula="of:=SUM([.O29:.O31])" office:value-type="float" office:value="3420000" calcext:value-type="float">
            <text:p><text:s/>$3,420,000 </text:p>
          </table:table-cell>
          <table:table-cell table:style-name="ce24"/>
          <table:table-cell table:style-name="ce47" table:formula="of:=SUM([.Q29:.Q31])" office:value-type="float" office:value="2110326.275" calcext:value-type="float">
            <text:p>$2,110,326 </text:p>
          </table:table-cell>
          <table:table-cell table:style-name="ce9" table:formula="of:=[.Q32]/[.$R$12]" office:value-type="float" office:value="82650.0000121802" calcext:value-type="float">
            <text:p><text:s/>82,650 </text:p>
          </table:table-cell>
          <table:table-cell table:style-name="ce9" table:formula="of:=SUM([.S29:.S31])" office:value-type="float" office:value="495900" calcext:value-type="float">
            <text:p><text:s/>495,900 </text:p>
          </table:table-cell>
          <table:table-cell table:style-name="ce8" table:formula="of:=+[.S32]/[.S$49]" office:value-type="percentage" office:value="0.211032627457068" calcext:value-type="percentage">
            <text:p>21%</text:p>
          </table:table-cell>
          <table:table-cell table:style-name="ce74"/>
          <table:table-cell table:style-name="ce77" table:formula="of:=+SUM([.V29:.V31])" office:value-type="float" office:value="12661957.65" calcext:value-type="float">
            <text:p><text:s/>$12,661,958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40"/>
          <table:table-cell table:style-name="ce9" table:number-columns-repeated="2"/>
          <table:table-cell table:style-name="ce8"/>
          <table:table-cell table:style-name="ce74"/>
          <table:table-cell table:style-name="ce77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New Series A Investors</text:p>
          </table:table-cell>
          <table:table-cell table:style-name="ce15"/>
          <table:table-cell table:style-name="ce32"/>
          <table:table-cell/>
          <table:table-cell table:style-name="ce15"/>
          <table:table-cell table:style-name="ce40"/>
          <table:table-cell table:style-name="ce24" table:number-columns-repeated="2"/>
          <table:table-cell table:style-name="ce40"/>
          <table:table-cell table:style-name="ce9" table:number-columns-repeated="2"/>
          <table:table-cell table:style-name="ce8"/>
          <table:table-cell table:style-name="ce74"/>
          <table:table-cell table:style-name="ce77"/>
          <table:table-cell table:style-name="ce24"/>
          <table:table-cell table:style-name="ce17" table:formula="of:=+[.Q9]-[.Q32]-[.Q26]" office:value-type="float" office:value="7608919.901" calcext:value-type="float">
            <text:p>$7,608,920 </text:p>
          </table:table-cell>
          <table:table-cell table:style-name="ce9" table:formula="of:=[.Q34]/[.$R$12]" office:value-type="float" office:value="298000" calcext:value-type="float">
            <text:p><text:s/>298,000 </text:p>
          </table:table-cell>
          <table:table-cell table:style-name="ce9" table:formula="of:=+[.R34]" office:value-type="float" office:value="298000" calcext:value-type="float">
            <text:p><text:s/>298,000 </text:p>
          </table:table-cell>
          <table:table-cell table:style-name="ce8" table:formula="of:=+[.S34]/[.S$49]" office:value-type="percentage" office:value="0.1268153317" calcext:value-type="percentage">
            <text:p>13%</text:p>
          </table:table-cell>
          <table:table-cell table:style-name="ce24"/>
          <table:table-cell table:style-name="ce77" table:formula="of:=+[.S34]*[.$R$12]" office:value-type="float" office:value="7608919.901" calcext:value-type="float">
            <text:p><text:s/>$7,608,920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24" table:number-columns-repeated="6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otal Preferred</text:p>
          </table:table-cell>
          <table:table-cell table:style-name="ce15"/>
          <table:table-cell table:style-name="ce32"/>
          <table:table-cell/>
          <table:table-cell table:style-name="ce15"/>
          <table:table-cell table:style-name="ce9" table:formula="of:=+[.G26]" office:value-type="float" office:value="45311" calcext:value-type="float">
            <text:p><text:s/>45,311 </text:p>
          </table:table-cell>
          <table:table-cell table:style-name="ce8" table:formula="of:=+[.G36]/[.$G$49]" office:value-type="percentage" office:value="0.03030205757" calcext:value-type="percentage">
            <text:p>3%</text:p>
          </table:table-cell>
          <table:table-cell table:style-name="ce24"/>
          <table:table-cell table:style-name="ce70" table:formula="of:=+[.J32]+[.J26]" office:value-type="float" office:value="3500000" calcext:value-type="float">
            <text:p>$3,500,000 </text:p>
          </table:table-cell>
          <table:table-cell table:style-name="ce9" table:formula="of:=+[.K32]+[.K26]" office:value-type="float" office:value="422914" calcext:value-type="float">
            <text:p><text:s/>422,914 </text:p>
          </table:table-cell>
          <table:table-cell table:style-name="ce9" table:formula="of:=+[.L32]+[.L26]" office:value-type="float" office:value="468225" calcext:value-type="float">
            <text:p><text:s/>468,225 </text:p>
          </table:table-cell>
          <table:table-cell table:style-name="ce8" table:formula="of:=+[.L36]/[.$L$49]" office:value-type="percentage" office:value="0.2440940284" calcext:value-type="percentage">
            <text:p>24%</text:p>
          </table:table-cell>
          <table:table-cell table:style-name="ce74"/>
          <table:table-cell table:style-name="ce77" table:formula="of:=+[.L36]*[.$K$12]" office:value-type="float" office:value="3874990.345" calcext:value-type="float">
            <text:p><text:s/>$3,874,990 </text:p>
          </table:table-cell>
          <table:table-cell table:style-name="ce24"/>
          <table:table-cell table:style-name="ce19" table:formula="of:=+[.Q34]+[.Q32]+[.Q26]" office:value-type="float" office:value="10000000" calcext:value-type="float">
            <text:p>$10,000,000 </text:p>
          </table:table-cell>
          <table:table-cell table:style-name="ce9" table:formula="of:=[.Q36]/[.$R$12]" office:value-type="float" office:value="391645.6" calcext:value-type="float">
            <text:p><text:s/>391,646 </text:p>
          </table:table-cell>
          <table:table-cell table:style-name="ce9" table:formula="of:=+[.S34]+[.S32]+[.S26]" office:value-type="float" office:value="859873.6" calcext:value-type="float">
            <text:p><text:s/>859,874 </text:p>
          </table:table-cell>
          <table:table-cell table:style-name="ce8" table:formula="of:=+[.S36]/[.S$49]" office:value-type="percentage" office:value="0.3659233416" calcext:value-type="percentage">
            <text:p>37%</text:p>
          </table:table-cell>
          <table:table-cell table:style-name="ce24"/>
          <table:table-cell table:style-name="ce77" table:formula="of:=+[.S36]*[.$R$12]" office:value-type="float" office:value="21955400.49" calcext:value-type="float">
            <text:p><text:s/>$21,955,400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24" table:number-columns-repeated="6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Founders</text:p>
          </table:table-cell>
          <table:table-cell table:style-name="ce15"/>
          <table:table-cell table:style-name="ce35"/>
          <table:table-cell/>
          <table:table-cell table:style-name="ce15"/>
          <table:table-cell table:style-name="ce24" table:number-columns-repeated="4"/>
          <table:table-cell table:style-name="ce5" table:number-columns-repeated="3"/>
          <table:table-cell table:style-name="ce72"/>
          <table:table-cell table:style-name="ce31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Founder 1</text:p>
          </table:table-cell>
          <table:table-cell table:style-name="ce20" office:value-type="float" office:value="500000" calcext:value-type="float">
            <text:p><text:s/>500,000 </text:p>
          </table:table-cell>
          <table:table-cell table:style-name="ce36"/>
          <table:table-cell table:style-name="ce9"/>
          <table:table-cell table:style-name="ce15"/>
          <table:table-cell table:style-name="ce9" table:formula="of:=+[.C39]" office:value-type="float" office:value="500000" calcext:value-type="float">
            <text:p><text:s/>500,000 </text:p>
          </table:table-cell>
          <table:table-cell table:style-name="ce8" table:formula="of:=+[.G39]/[.$G$49]" office:value-type="percentage" office:value="0.334378600839558" calcext:value-type="percentage">
            <text:p>33%</text:p>
          </table:table-cell>
          <table:table-cell table:style-name="ce8"/>
          <table:table-cell table:style-name="ce24" table:number-columns-repeated="2"/>
          <table:table-cell table:style-name="ce9" table:formula="of:=+[.G39]" office:value-type="float" office:value="500000" calcext:value-type="float">
            <text:p><text:s/>500,000 </text:p>
          </table:table-cell>
          <table:table-cell table:style-name="ce8" table:formula="of:=+[.L39]/[.$L$49]" office:value-type="percentage" office:value="0.26065723156997" calcext:value-type="percentage">
            <text:p>26%</text:p>
          </table:table-cell>
          <table:table-cell table:style-name="ce74"/>
          <table:table-cell table:style-name="ce77" table:formula="of:=+[.L39]*[.$K$12]" office:value-type="float" office:value="4137931.0345" calcext:value-type="float">
            <text:p><text:s/>$4,137,931 </text:p>
          </table:table-cell>
          <table:table-cell table:style-name="ce24"/>
          <table:table-cell table:style-name="ce15"/>
          <table:table-cell table:style-name="ce24"/>
          <table:table-cell table:style-name="ce9" table:formula="of:=+[.L39]" office:value-type="float" office:value="500000" calcext:value-type="float">
            <text:p><text:s/>500,000 </text:p>
          </table:table-cell>
          <table:table-cell table:style-name="ce8" table:formula="of:=+[.S39]/[.S$49]" office:value-type="percentage" office:value="0.212777402154737" calcext:value-type="percentage">
            <text:p>21%</text:p>
          </table:table-cell>
          <table:table-cell table:style-name="ce24"/>
          <table:table-cell table:style-name="ce77" table:formula="of:=+[.S39]*[.$R$12]" office:value-type="float" office:value="12766644.13" calcext:value-type="float">
            <text:p><text:s/>$12,766,644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Founder 2</text:p>
          </table:table-cell>
          <table:table-cell table:style-name="ce20" office:value-type="float" office:value="500000" calcext:value-type="float">
            <text:p><text:s/>500,000 </text:p>
          </table:table-cell>
          <table:table-cell table:style-name="ce36"/>
          <table:table-cell table:style-name="ce9"/>
          <table:table-cell table:style-name="ce15"/>
          <table:table-cell table:style-name="ce9" table:formula="of:=+[.C40]" office:value-type="float" office:value="500000" calcext:value-type="float">
            <text:p><text:s/>500,000 </text:p>
          </table:table-cell>
          <table:table-cell table:style-name="ce8" table:formula="of:=+[.G40]/[.$G$49]" office:value-type="percentage" office:value="0.334378600839558" calcext:value-type="percentage">
            <text:p>33%</text:p>
          </table:table-cell>
          <table:table-cell table:style-name="ce8"/>
          <table:table-cell table:style-name="ce24" table:number-columns-repeated="2"/>
          <table:table-cell table:style-name="ce9" table:formula="of:=+[.G40]" office:value-type="float" office:value="500000" calcext:value-type="float">
            <text:p><text:s/>500,000 </text:p>
          </table:table-cell>
          <table:table-cell table:style-name="ce8" table:formula="of:=+[.L40]/[.$L$49]" office:value-type="percentage" office:value="0.26065723156997" calcext:value-type="percentage">
            <text:p>26%</text:p>
          </table:table-cell>
          <table:table-cell table:style-name="ce74"/>
          <table:table-cell table:style-name="ce77" table:formula="of:=+[.L40]*[.$K$12]" office:value-type="float" office:value="4137931.0345" calcext:value-type="float">
            <text:p><text:s/>$4,137,931 </text:p>
          </table:table-cell>
          <table:table-cell table:style-name="ce24"/>
          <table:table-cell table:style-name="ce15"/>
          <table:table-cell table:style-name="ce24"/>
          <table:table-cell table:style-name="ce9" table:formula="of:=+[.L40]" office:value-type="float" office:value="500000" calcext:value-type="float">
            <text:p><text:s/>500,000 </text:p>
          </table:table-cell>
          <table:table-cell table:style-name="ce8" table:formula="of:=+[.S40]/[.S$49]" office:value-type="percentage" office:value="0.212777402154737" calcext:value-type="percentage">
            <text:p>21%</text:p>
          </table:table-cell>
          <table:table-cell table:style-name="ce24"/>
          <table:table-cell table:style-name="ce77" table:formula="of:=+[.S40]*[.$R$12]" office:value-type="float" office:value="12766644.13" calcext:value-type="float">
            <text:p><text:s/>$12,766,644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Founder 3</text:p>
          </table:table-cell>
          <table:table-cell table:style-name="ce20" office:value-type="float" office:value="125000" calcext:value-type="float">
            <text:p><text:s/>125,000 </text:p>
          </table:table-cell>
          <table:table-cell table:style-name="ce36"/>
          <table:table-cell table:style-name="ce9"/>
          <table:table-cell table:style-name="ce15"/>
          <table:table-cell table:style-name="ce9" table:formula="of:=+[.C41]" office:value-type="float" office:value="125000" calcext:value-type="float">
            <text:p><text:s/>125,000 </text:p>
          </table:table-cell>
          <table:table-cell table:style-name="ce8" table:formula="of:=+[.G41]/[.$G$49]" office:value-type="percentage" office:value="0.0835946502098894" calcext:value-type="percentage">
            <text:p>8%</text:p>
          </table:table-cell>
          <table:table-cell table:style-name="ce8"/>
          <table:table-cell table:style-name="ce24" table:number-columns-repeated="2"/>
          <table:table-cell table:style-name="ce9" table:formula="of:=+[.G41]" office:value-type="float" office:value="125000" calcext:value-type="float">
            <text:p><text:s/>125,000 </text:p>
          </table:table-cell>
          <table:table-cell table:style-name="ce8" table:formula="of:=+[.L41]/[.$L$49]" office:value-type="percentage" office:value="0.0651643078924924" calcext:value-type="percentage">
            <text:p>7%</text:p>
          </table:table-cell>
          <table:table-cell table:style-name="ce74"/>
          <table:table-cell table:style-name="ce77" table:formula="of:=+[.L41]*[.$K$12]" office:value-type="float" office:value="1034482.758625" calcext:value-type="float">
            <text:p><text:s/>$1,034,483 </text:p>
          </table:table-cell>
          <table:table-cell table:style-name="ce24"/>
          <table:table-cell table:style-name="ce15"/>
          <table:table-cell table:style-name="ce24"/>
          <table:table-cell table:style-name="ce9" table:formula="of:=+[.L41]" office:value-type="float" office:value="125000" calcext:value-type="float">
            <text:p><text:s/>125,000 </text:p>
          </table:table-cell>
          <table:table-cell table:style-name="ce8" table:formula="of:=+[.S41]/[.S$49]" office:value-type="percentage" office:value="0.0531943505386843" calcext:value-type="percentage">
            <text:p>5%</text:p>
          </table:table-cell>
          <table:table-cell table:style-name="ce24"/>
          <table:table-cell table:style-name="ce77" table:formula="of:=+[.S41]*[.$R$12]" office:value-type="float" office:value="3191661.0325" calcext:value-type="float">
            <text:p><text:s/>$3,191,661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Founder 4</text:p>
          </table:table-cell>
          <table:table-cell table:style-name="ce20" office:value-type="float" office:value="125000" calcext:value-type="float">
            <text:p><text:s/>125,000 </text:p>
          </table:table-cell>
          <table:table-cell table:style-name="ce36"/>
          <table:table-cell table:style-name="ce9"/>
          <table:table-cell table:style-name="ce15"/>
          <table:table-cell table:style-name="ce56" table:formula="of:=+[.C42]" office:value-type="float" office:value="125000" calcext:value-type="float">
            <text:p><text:s/>125,000 </text:p>
          </table:table-cell>
          <table:table-cell table:style-name="ce60" table:formula="of:=+[.G42]/[.$G$49]" office:value-type="percentage" office:value="0.0835946502098894" calcext:value-type="percentage">
            <text:p>8%</text:p>
          </table:table-cell>
          <table:table-cell table:style-name="ce60"/>
          <table:table-cell table:style-name="ce24" table:number-columns-repeated="2"/>
          <table:table-cell table:style-name="ce56" table:formula="of:=+[.G42]" office:value-type="float" office:value="125000" calcext:value-type="float">
            <text:p><text:s/>125,000 </text:p>
          </table:table-cell>
          <table:table-cell table:style-name="ce60" table:formula="of:=+[.L42]/[.$L$49]" office:value-type="percentage" office:value="0.0651643078924924" calcext:value-type="percentage">
            <text:p>7%</text:p>
          </table:table-cell>
          <table:table-cell table:style-name="ce75"/>
          <table:table-cell table:style-name="ce78" table:formula="of:=+[.G42]*[.$K$12]" office:value-type="float" office:value="1034482.758625" calcext:value-type="float">
            <text:p><text:s/>$1,034,483 </text:p>
          </table:table-cell>
          <table:table-cell table:style-name="ce24"/>
          <table:table-cell table:style-name="ce15"/>
          <table:table-cell table:style-name="ce24"/>
          <table:table-cell table:style-name="ce56" table:formula="of:=+[.L42]" office:value-type="float" office:value="125000" calcext:value-type="float">
            <text:p><text:s/>125,000 </text:p>
          </table:table-cell>
          <table:table-cell table:style-name="ce60" table:formula="of:=+[.S42]/[.S$49]" office:value-type="percentage" office:value="0.0531943505386843" calcext:value-type="percentage">
            <text:p>5%</text:p>
          </table:table-cell>
          <table:table-cell table:style-name="ce24"/>
          <table:table-cell table:style-name="ce78" table:formula="of:=+[.S42]*[.$R$12]" office:value-type="float" office:value="3191661.0325" calcext:value-type="float">
            <text:p><text:s/>$3,191,661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/>
          <table:table-cell table:style-name="ce37"/>
          <table:table-cell table:style-name="ce9"/>
          <table:table-cell table:style-name="ce15"/>
          <table:table-cell table:style-name="ce9" table:formula="of:=SUM([.G39:.G42])" office:value-type="float" office:value="1250000" calcext:value-type="float">
            <text:p><text:s/>1,250,000 </text:p>
          </table:table-cell>
          <table:table-cell table:style-name="ce8" table:formula="of:=+[.G43]/[.$G$49]" office:value-type="percentage" office:value="0.835946502098894" calcext:value-type="percentage">
            <text:p>84%</text:p>
          </table:table-cell>
          <table:table-cell table:style-name="ce8"/>
          <table:table-cell table:style-name="ce24" table:number-columns-repeated="2"/>
          <table:table-cell table:style-name="ce9" table:formula="of:=SUM([.L39:.L42])" office:value-type="float" office:value="1250000" calcext:value-type="float">
            <text:p><text:s/>1,250,000 </text:p>
          </table:table-cell>
          <table:table-cell table:style-name="ce8" table:formula="of:=+[.L43]/[.$L$49]" office:value-type="percentage" office:value="0.651643078924924" calcext:value-type="percentage">
            <text:p>65%</text:p>
          </table:table-cell>
          <table:table-cell table:style-name="ce74"/>
          <table:table-cell table:style-name="ce77" table:formula="of:=+[.G43]*[.$K$12]" office:value-type="float" office:value="10344827.58625" calcext:value-type="float">
            <text:p><text:s/>$10,344,828 </text:p>
          </table:table-cell>
          <table:table-cell table:style-name="ce24"/>
          <table:table-cell table:style-name="ce15"/>
          <table:table-cell table:style-name="ce24"/>
          <table:table-cell table:style-name="ce9" table:formula="of:=+[.L43]" office:value-type="float" office:value="1250000" calcext:value-type="float">
            <text:p><text:s/>1,250,000 </text:p>
          </table:table-cell>
          <table:table-cell table:style-name="ce8" table:formula="of:=+[.S43]/[.S$49]" office:value-type="percentage" office:value="0.531943505386843" calcext:value-type="percentage">
            <text:p>53%</text:p>
          </table:table-cell>
          <table:table-cell table:style-name="ce24"/>
          <table:table-cell table:style-name="ce77" table:formula="of:=+[.S43]*[.$R$12]" office:value-type="float" office:value="31916610.325" calcext:value-type="float">
            <text:p><text:s/>$31,916,610 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Option Pool</text:p>
          </table:table-cell>
          <table:table-cell table:style-name="ce21"/>
          <table:table-cell table:style-name="ce37"/>
          <table:table-cell table:style-name="ce9"/>
          <table:table-cell table:style-name="ce15"/>
          <table:table-cell table:style-name="ce24"/>
          <table:table-cell table:style-name="ce5" table:number-columns-repeated="2"/>
          <table:table-cell table:style-name="ce24" table:number-columns-repeated="3"/>
          <table:table-cell table:style-name="ce5"/>
          <table:table-cell table:style-name="ce7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87"/>
          <table:table-cell table:style-name="ce24"/>
          <table:table-cell table:style-name="ce3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Allocated</text:p>
          </table:table-cell>
          <table:table-cell table:style-name="ce20" office:value-type="float" office:value="50000" calcext:value-type="float">
            <text:p><text:s/>50,000 </text:p>
          </table:table-cell>
          <table:table-cell table:style-name="ce36"/>
          <table:table-cell table:style-name="ce9"/>
          <table:table-cell table:style-name="ce15"/>
          <table:table-cell table:style-name="ce9" table:formula="of:=+[.C45]" office:value-type="float" office:value="50000" calcext:value-type="float">
            <text:p><text:s/>50,000 </text:p>
          </table:table-cell>
          <table:table-cell table:style-name="ce8" table:formula="of:=+[.G45]/[.$G$49]" office:value-type="percentage" office:value="0.0334378600839558" calcext:value-type="percentage">
            <text:p>3%</text:p>
          </table:table-cell>
          <table:table-cell table:style-name="ce8"/>
          <table:table-cell table:style-name="ce24" table:number-columns-repeated="2"/>
          <table:table-cell table:style-name="ce9" table:formula="of:=+[.G45]" office:value-type="float" office:value="50000" calcext:value-type="float">
            <text:p><text:s/>50,000 </text:p>
          </table:table-cell>
          <table:table-cell table:style-name="ce8" table:formula="of:=+[.L45]/[.$L$49]" office:value-type="percentage" office:value="0.026065723156997" calcext:value-type="percentage">
            <text:p>3%</text:p>
          </table:table-cell>
          <table:table-cell table:style-name="ce74"/>
          <table:table-cell table:style-name="ce77" table:formula="of:=+[.L45]*[.$K$12]" office:value-type="float" office:value="413793.10345" calcext:value-type="float">
            <text:p><text:s/>$413,793 </text:p>
          </table:table-cell>
          <table:table-cell table:style-name="ce24"/>
          <table:table-cell table:style-name="ce15"/>
          <table:table-cell table:style-name="ce24"/>
          <table:table-cell table:style-name="ce9" table:formula="of:=+[.L45]" office:value-type="float" office:value="50000" calcext:value-type="float">
            <text:p><text:s/>50,000 </text:p>
          </table:table-cell>
          <table:table-cell table:style-name="ce8" table:formula="of:=+[.S45]/[.S$49]" office:value-type="percentage" office:value="0.0212777402154737" calcext:value-type="percentage">
            <text:p>2%</text:p>
          </table:table-cell>
          <table:table-cell table:style-name="ce24"/>
          <table:table-cell table:style-name="ce77" table:formula="of:=+[.S45]*[.$R$12]" office:value-type="float" office:value="1276664.413" calcext:value-type="float">
            <text:p><text:s/>$1,276,664 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 text:c="2"/>Unallocated</text:p>
          </table:table-cell>
          <table:table-cell table:style-name="ce22" office:value-type="float" office:value="50000" calcext:value-type="float">
            <text:p><text:s/>50,000 </text:p>
          </table:table-cell>
          <table:table-cell table:style-name="ce36"/>
          <table:table-cell table:style-name="ce9"/>
          <table:table-cell table:style-name="ce15"/>
          <table:table-cell table:style-name="ce56" table:formula="of:=+[.C46]+[.F10]" office:value-type="float" office:value="150000" calcext:value-type="float">
            <text:p><text:s/>150,000 </text:p>
          </table:table-cell>
          <table:table-cell table:style-name="ce60" table:formula="of:=+[.G46]/[.$G$49]" office:value-type="percentage" office:value="0.100313580251867" calcext:value-type="percentage">
            <text:p>10%</text:p>
          </table:table-cell>
          <table:table-cell table:style-name="ce60"/>
          <table:table-cell table:style-name="ce24" table:number-columns-repeated="2"/>
          <table:table-cell table:style-name="ce56" table:formula="of:=+[.G46]" office:value-type="float" office:value="150000" calcext:value-type="float">
            <text:p><text:s/>150,000 </text:p>
          </table:table-cell>
          <table:table-cell table:style-name="ce60" table:formula="of:=+[.L46]/[.$L$49]" office:value-type="percentage" office:value="0.0781971694709909" calcext:value-type="percentage">
            <text:p>8%</text:p>
          </table:table-cell>
          <table:table-cell table:style-name="ce75"/>
          <table:table-cell table:style-name="ce78" table:formula="of:=+[.L46]*[.$K$12]" office:value-type="float" office:value="1241379.31035" calcext:value-type="float">
            <text:p><text:s/>$1,241,379 </text:p>
          </table:table-cell>
          <table:table-cell table:style-name="ce24"/>
          <table:table-cell table:style-name="ce15"/>
          <table:table-cell table:style-name="ce84"/>
          <table:table-cell table:style-name="ce86" table:formula="of:=+[.L46]+[.Q10]" office:value-type="float" office:value="190000" calcext:value-type="float">
            <text:p>190,000 </text:p>
          </table:table-cell>
          <table:table-cell table:style-name="ce60" table:formula="of:=+[.S46]/[.S$49]" office:value-type="percentage" office:value="0.0808554128188001" calcext:value-type="percentage">
            <text:p>8%</text:p>
          </table:table-cell>
          <table:table-cell table:style-name="ce24"/>
          <table:table-cell table:style-name="ce78" table:formula="of:=+[.S46]*[.$R$12]" office:value-type="float" office:value="4851324.7694" calcext:value-type="float">
            <text:p><text:s/>$4,851,325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9" table:formula="of:=SUM([.G45:.G46])" office:value-type="float" office:value="200000" calcext:value-type="float">
            <text:p><text:s/>200,000 </text:p>
          </table:table-cell>
          <table:table-cell table:style-name="ce8" table:formula="of:=+[.G47]/[.$G$49]" office:value-type="percentage" office:value="0.133751440335823" calcext:value-type="percentage">
            <text:p>13%</text:p>
          </table:table-cell>
          <table:table-cell table:style-name="ce8"/>
          <table:table-cell table:style-name="ce24" table:number-columns-repeated="2"/>
          <table:table-cell table:style-name="ce9" table:formula="of:=SUM([.L45:.L46])" office:value-type="float" office:value="200000" calcext:value-type="float">
            <text:p><text:s/>200,000 </text:p>
          </table:table-cell>
          <table:table-cell table:style-name="ce8" table:formula="of:=SUM([.M45:.M46])" office:value-type="percentage" office:value="0.104262892627988" calcext:value-type="percentage">
            <text:p>10%</text:p>
          </table:table-cell>
          <table:table-cell table:style-name="ce74"/>
          <table:table-cell table:style-name="ce37" table:formula="of:=SUM([.O45:.O46])" office:value-type="float" office:value="1655172.414" calcext:value-type="float">
            <text:p><text:s/>1,655,172 </text:p>
          </table:table-cell>
          <table:table-cell table:style-name="ce24"/>
          <table:table-cell table:style-name="ce15"/>
          <table:table-cell table:style-name="ce24"/>
          <table:table-cell table:style-name="ce9" table:formula="of:=+[.S46]+[.S45]" office:value-type="float" office:value="240000" calcext:value-type="float">
            <text:p><text:s/>240,000 </text:p>
          </table:table-cell>
          <table:table-cell table:style-name="ce8" table:formula="of:=+[.S47]/[.S$49]" office:value-type="percentage" office:value="0.102133153034274" calcext:value-type="percentage">
            <text:p>10%</text:p>
          </table:table-cell>
          <table:table-cell table:style-name="ce24"/>
          <table:table-cell table:style-name="ce77" table:formula="of:=+[.S47]*[.$R$12]" office:value-type="float" office:value="6127989.1824" calcext:value-type="float">
            <text:p><text:s/>$6,127,989 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5"/>
          <table:table-cell table:style-name="ce32"/>
          <table:table-cell/>
          <table:table-cell table:style-name="ce15"/>
          <table:table-cell table:style-name="ce9"/>
          <table:table-cell table:style-name="ce5" table:number-columns-repeated="2"/>
          <table:table-cell table:style-name="ce24" table:number-columns-repeated="2"/>
          <table:table-cell table:style-name="ce9"/>
          <table:table-cell table:style-name="ce8"/>
          <table:table-cell table:style-name="ce74"/>
          <table:table-cell table:style-name="ce37"/>
          <table:table-cell table:style-name="ce24"/>
          <table:table-cell table:style-name="ce15"/>
          <table:table-cell table:style-name="ce24" table:number-columns-repeated="4"/>
          <table:table-cell table:style-name="ce32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otal Shares</text:p>
          </table:table-cell>
          <table:table-cell table:style-name="ce23" table:formula="of:=SUM([.C39:.C46])" office:value-type="float" office:value="1350000" calcext:value-type="float">
            <text:p><text:s/>1,350,000 </text:p>
          </table:table-cell>
          <table:table-cell table:style-name="ce38"/>
          <table:table-cell table:style-name="ce9"/>
          <table:table-cell table:style-name="ce49"/>
          <table:table-cell table:style-name="ce57" table:formula="of:=+[.G47]+[.G43]+[.G36]" office:value-type="float" office:value="1495311" calcext:value-type="float">
            <text:p><text:s/>1,495,311 </text:p>
          </table:table-cell>
          <table:table-cell table:style-name="ce61" table:formula="of:=+[.G49]/[.$G$49]" office:value-type="percentage" office:value="1" calcext:value-type="percentage">
            <text:p>100%</text:p>
          </table:table-cell>
          <table:table-cell table:style-name="ce61"/>
          <table:table-cell table:style-name="ce71" table:number-columns-repeated="2"/>
          <table:table-cell table:style-name="ce57" table:formula="of:=+[.L47]+[.L43]+[.L36]" office:value-type="float" office:value="1918228" calcext:value-type="float">
            <text:p><text:s/>1,918,228 </text:p>
          </table:table-cell>
          <table:table-cell table:style-name="ce61" table:formula="of:=+[.L49]/[.$L$49]" office:value-type="percentage" office:value="1" calcext:value-type="percentage">
            <text:p>100%</text:p>
          </table:table-cell>
          <table:table-cell table:style-name="ce76"/>
          <table:table-cell table:style-name="ce79" table:formula="of:=+[.L49]*[.$K$12]" office:value-type="float" office:value="15874990.34" calcext:value-type="float">
            <text:p><text:s/>$15,874,990 </text:p>
          </table:table-cell>
          <table:table-cell table:style-name="ce24"/>
          <table:table-cell table:style-name="ce23"/>
          <table:table-cell table:style-name="ce71"/>
          <table:table-cell table:style-name="ce57" table:formula="of:=+[.S47]+[.S43]+[.S36]" office:value-type="float" office:value="2349873.6" calcext:value-type="float">
            <text:p><text:s/>2,349,874 </text:p>
          </table:table-cell>
          <table:table-cell table:style-name="ce61" table:formula="of:=+[.S49]/[.S$49]" office:value-type="percentage" office:value="1" calcext:value-type="percentage">
            <text:p>100%</text:p>
          </table:table-cell>
          <table:table-cell table:style-name="ce71"/>
          <table:table-cell table:style-name="ce79" table:formula="of:=+[.S49]*[.$R$12]" office:value-type="float" office:value="60000000" calcext:value-type="float">
            <text:p><text:s/>$60,000,000 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Vesting Comments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/>- Describe start date and vesting terms for each founder; confirm whether 83(b) election was filed for each owner of founder shares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/>- Describe vesting policy for options (e.g. 4 year quarterly vest with one year cliff)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/>- List each person who has been awarded options and how many; include any advisors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 table:number-columns-repeated="3"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Other Notes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/>- Describe any additional debts owed by the company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s/>- Describe any other agreements that could require issuance of shares, e.g. university license; someone who has a right to buy stock</text:p>
          </table:table-cell>
          <table:table-cell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3"/>
          <table:table-cell table:style-name="ce85" office:value-type="string" calcext:value-type="string">
            <text:p>2024 © Pillar VC</text:p>
          </table:table-cell>
          <table:table-cell table:style-name="ce24" table:number-columns-repeated="4"/>
          <table:table-cell table:number-columns-repeated="1002"/>
        </table:table-row>
        <table:table-row table:style-name="ro1">
          <table:table-cell table:number-columns-repeated="3"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>
          <table:table-cell table:number-columns-repeated="3"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1" table:number-rows-repeated="939">
          <table:table-cell table:number-columns-repeated="3"/>
          <table:table-cell table:style-name="ce24"/>
          <table:table-cell table:number-columns-repeated="2"/>
          <table:table-cell table:style-name="ce24" table:number-columns-repeated="6"/>
          <table:table-cell table:style-name="ce5"/>
          <table:table-cell table:style-name="ce72"/>
          <table:table-cell table:style-name="ce24" table:number-columns-repeated="8"/>
          <table:table-cell table:number-columns-repeated="100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2" table:number-columns-repeated="26" table:default-cell-style-name="Default"/>
        <table:table-column table:style-name="co17" table:number-columns-repeated="99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2" table:number-columns-repeated="26" table:default-cell-style-name="Default"/>
        <table:table-column table:style-name="co17" table:number-columns-repeated="99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9" meta:object-count="0"/>
    <meta:generator>LibreOfficeDev/6.0.5.2$Linux_X86_64 LibreOffice_project/</meta:generator>
  </office:meta>
</office:document-meta>
</file>